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T1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so de Física Computacional.</text:p>
      <text:p text:style-name="Standard"/>
      <text:p text:style-name="Standard">PROGRAMA: INTERPOLACIÓN DE LAGRANGE.</text:p>
      <text:p text:style-name="Standard"/>
      <text:p text:style-name="Standard">Variables:</text:p>
      <text:p text:style-name="Standard">K = número de datos.</text:p>
      <text:p text:style-name="Standard">F(I), X(I) = datos proporcionados.</text:p>
      <text:p text:style-name="Standard">YRES = valor numérico de la interpolación para un valor dado de x.</text:p>
      <text:p text:style-name="Standard">XA = valor de x para el cual hay que evaluar la fórmula de interpolación.</text:p>
      <text:p text:style-name="Standard"/>
      <text:p text:style-name="Standard"><text:tab/><text:span text:style-name="T1">DIMENSION F(0:10), X(0:10)</text:span></text:p>
      <text:p text:style-name="P1"/>
      <text:p text:style-name="P1"><text:tab/>DATA N /3/</text:p>
      <text:p text:style-name="P1"><text:tab/>DATA (X(I), I=0,3) / 1. , 2. , 3. , 4. /</text:p>
      <text:p text:style-name="P1"><text:tab/>DATA (F(I), I=0,3) / .671, <text:s/>.620, <text:s/>.567, .512 /</text:p>
      <text:p text:style-name="P1"><text:tab/>PRINT *</text:p>
      <text:p text:style-name="P1"><text:tab/>PRINT *, “INTERPOLACION DE LAGRANGE”</text:p>
      <text:p text:style-name="P1"><text:tab/>PRINT *</text:p>
      <text:p text:style-name="P1"><text:tab/>PRINT *, “TABLA DE VALORES UTILIZADOS”</text:p>
      <text:p text:style-name="P1"><text:tab/>PRINT *, “----------------------------------------------------”</text:p>
      <text:p text:style-name="P1"><text:tab/>PRINT *, “<text:tab/><text:tab/>I<text:tab/><text:tab/>X(I)<text:tab/><text:tab/>F(I)<text:tab/>“</text:p>
      <text:p text:style-name="P1"><text:tab/>DO 37 I = 0, N</text:p>
      <text:p text:style-name="P1"><text:tab/><text:tab/>PRINT *, I, X(I), F(I)</text:p>
      <text:p text:style-name="P1">37<text:tab/>CONTINUE</text:p>
      <text:p text:style-name="P1"><text:tab/>PRINT *, “-----------------------------------------------------”</text:p>
      <text:p text:style-name="P1">45<text:tab/>PRINT *, <text:s/>“PROPORCIONA X ? “</text:p>
      <text:p text:style-name="P1"><text:tab/>READ *, XA</text:p>
      <text:p text:style-name="P1"><text:tab/>IF (XA .LT. X(0) .OR. XA .GT. X(N)</text:p>
      <text:p text:style-name="P1"><text:tab/>PRINT *, “ ADVERTENCIA: X ESTA EN EL RANGO DE EXTRAPOLACION”</text:p>
      <text:p text:style-name="P1"><text:tab/>YRES = 0</text:p>
      <text:p text:style-name="P1"><text:tab/>DO I = 0, N</text:p>
      <text:p text:style-name="P1"><text:tab/><text:tab/>Z=1.0</text:p>
      <text:p text:style-name="P1"><text:tab/><text:tab/>DO J = 0, N</text:p>
      <text:p text:style-name="P1"><text:tab/><text:tab/><text:tab/>IF (I .NE. J) <text:s/>Z= Z*(XA-X(J))/(X(I)-X(J))</text:p>
      <text:p text:style-name="P1"><text:tab/><text:tab/>END DO</text:p>
      <text:p text:style-name="P1"><text:tab/><text:tab/>YRES = YRES+Z*F(I)</text:p>
      <text:p text:style-name="P1"><text:tab/>END DO</text:p>
      <text:p text:style-name="P1"><text:tab/>PRINT 200, XA, YRES</text:p>
      <text:p text:style-name="P1">200<text:tab/>FORMAT(“RESULTADO DE LA INTERPOLACION: G(“,1PE12.5, “)=”,1PE12.5</text:p>
      <text:p text:style-name="P1"><text:tab/>PRINT *</text:p>
      <text:p text:style-name="P1"><text:tab/>PRINT *, “PRESIONA 1 PARA CONTINUAR, 0 PARA TERMINAR”</text:p>
      <text:p text:style-name="P1"><text:tab/>READ *, K</text:p>
      <text:p text:style-name="P1"><text:tab/>IF (K .EQ. 1) GOTO 45</text:p>
      <text:p text:style-name="P1"><text:tab/>PRINT *</text:p>
      <text:p text:style-name="P1"><text:tab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. en C. Gustavo Contreras Mayén</meta:initial-creator>
    <meta:creation-date>2008-09-11T17:10:59</meta:creation-date>
    <dc:creator>M. en C. Gustavo Contreras Mayén</dc:creator>
    <dc:date>2008-09-11T17:35:49</dc:date>
    <meta:editing-cycles>1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1" meta:word-count="194" meta:character-count="1147"/>
  </office:meta>
</office:document-meta>
</file>